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7fb7" officeooo:paragraph-rsid="00117fb7" style:font-weight-asian="bold" style:font-weight-complex="bold"/>
    </style:style>
    <style:style style:name="P2" style:family="paragraph" style:parent-style-name="Standard">
      <style:paragraph-properties fo:text-align="start" style:justify-single-word="false"/>
      <style:text-properties fo:font-size="14pt" fo:font-style="normal" fo:font-weight="bold" officeooo:rsid="001912a1" officeooo:paragraph-rsid="001912a1"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ize="14pt" fo:font-style="normal" fo:font-weight="bold" officeooo:rsid="001b8a44" officeooo:paragraph-rsid="001b8a44"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1e822e" officeooo:paragraph-rsid="001e822e"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263caf" officeooo:paragraph-rsid="00263caf"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290bdf" officeooo:paragraph-rsid="00290bdf"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4pt" fo:font-style="normal" fo:font-weight="bold" officeooo:rsid="002a7394" officeooo:paragraph-rsid="002a7394"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ize="14pt" fo:font-style="normal" fo:font-weight="bold" officeooo:rsid="0012c10f" officeooo:paragraph-rsid="0012c10f"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ize="14pt" fo:font-style="normal" fo:font-weight="bold" officeooo:rsid="00174300" officeooo:paragraph-rsid="00174300"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ize="14pt" fo:font-style="normal" fo:font-weight="bold" officeooo:rsid="00317426" officeooo:paragraph-rsid="00317426"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4pt" fo:font-style="normal" fo:font-weight="bold" officeooo:rsid="0032ce82" officeooo:paragraph-rsid="0032ce82"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font-size="16pt" officeooo:rsid="00117fb7" officeooo:paragraph-rsid="00117fb7"/>
    </style:style>
    <style:style style:name="P13" style:family="paragraph" style:parent-style-name="Standard">
      <style:paragraph-properties fo:text-align="start" style:justify-single-word="false"/>
      <style:text-properties fo:font-size="16pt" officeooo:rsid="00117fb7" officeooo:paragraph-rsid="00117fb7"/>
    </style:style>
    <style:style style:name="P14" style:family="paragraph" style:parent-style-name="Standard">
      <style:paragraph-properties fo:text-align="start" style:justify-single-word="false"/>
      <style:text-properties fo:font-size="12pt" fo:font-style="normal" fo:font-weight="normal" officeooo:rsid="001d3e8c" officeooo:paragraph-rsid="001d3e8c"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9530e" officeooo:paragraph-rsid="0029530e"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2c10f" officeooo:paragraph-rsid="0012c10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74300" officeooo:paragraph-rsid="00174300"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912a1" officeooo:paragraph-rsid="001912a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b3952" officeooo:paragraph-rsid="001b3952"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4603f" officeooo:paragraph-rsid="0024603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2b233" officeooo:paragraph-rsid="0032b233"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3e486" officeooo:paragraph-rsid="0033e486"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ize="12pt" fo:font-style="normal" fo:font-weight="bold" officeooo:rsid="0033e486" officeooo:paragraph-rsid="0033e486"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ize="12pt" fo:font-style="italic" fo:font-weight="normal" officeooo:rsid="00271125" officeooo:paragraph-rsid="0027112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ize="10pt" fo:font-style="italic" fo:font-weight="normal" officeooo:rsid="002c1176" officeooo:paragraph-rsid="002c1176" style:font-style-asian="italic" style:font-weight-asian="normal" style:font-style-complex="italic" style:font-weight-complex="normal"/>
    </style:style>
    <style:style style:name="P26" style:family="paragraph" style:parent-style-name="Standard" style:list-style-name="L1">
      <style:paragraph-properties fo:text-align="start" style:justify-single-word="false"/>
      <style:text-properties fo:font-size="12pt" fo:font-weight="normal" officeooo:rsid="00117fb7" officeooo:paragraph-rsid="00117fb7" style:font-weight-asian="normal" style:font-weight-complex="normal"/>
    </style:style>
    <style:style style:name="P27" style:family="paragraph" style:parent-style-name="Standard" style:list-style-name="L2">
      <style:paragraph-properties fo:text-align="start" style:justify-single-word="false"/>
      <style:text-properties fo:font-size="12pt" fo:font-weight="normal" officeooo:rsid="00157f83" officeooo:paragraph-rsid="00157f83" style:font-weight-asian="normal" style:font-weight-complex="normal"/>
    </style:style>
    <style:style style:name="P28" style:family="paragraph" style:parent-style-name="Standard" style:list-style-name="L2">
      <style:paragraph-properties fo:text-align="start" style:justify-single-word="false"/>
      <style:text-properties fo:font-size="12pt" fo:font-weight="normal" officeooo:rsid="001691dc" officeooo:paragraph-rsid="001691dc" style:font-weight-asian="normal" style:font-weight-complex="normal"/>
    </style:style>
    <style:style style:name="P29" style:family="paragraph" style:parent-style-name="Standard" style:list-style-name="L1">
      <style:paragraph-properties fo:text-align="start" style:justify-single-word="false"/>
      <style:text-properties fo:font-size="12pt" fo:font-style="normal" fo:font-weight="normal" officeooo:rsid="0012c10f" officeooo:paragraph-rsid="0012c10f" style:font-style-asian="normal" style:font-weight-asian="normal" style:font-style-complex="normal" style:font-weight-complex="normal"/>
    </style:style>
    <style:style style:name="P30" style:family="paragraph" style:parent-style-name="Standard" style:list-style-name="L2">
      <style:paragraph-properties fo:text-align="start" style:justify-single-word="false"/>
      <style:text-properties fo:font-size="12pt" fo:font-style="normal" fo:font-weight="normal" officeooo:rsid="001691dc" officeooo:paragraph-rsid="001691dc" style:font-style-asian="normal" style:font-weight-asian="normal" style:font-style-complex="normal" style:font-weight-complex="normal"/>
    </style:style>
    <style:style style:name="P31" style:family="paragraph" style:parent-style-name="Standard" style:list-style-name="L3">
      <style:paragraph-properties fo:text-align="start" style:justify-single-word="false"/>
      <style:text-properties fo:font-size="12pt" fo:font-style="normal" fo:font-weight="normal" officeooo:rsid="0017fe47" officeooo:paragraph-rsid="0017fe47" style:font-style-asian="normal" style:font-weight-asian="normal" style:font-style-complex="normal" style:font-weight-complex="normal"/>
    </style:style>
    <style:style style:name="P32" style:family="paragraph" style:parent-style-name="Standard" style:list-style-name="L3">
      <style:paragraph-properties fo:text-align="start" style:justify-single-word="false"/>
      <style:text-properties fo:font-size="12pt" fo:font-style="normal" fo:font-weight="normal" officeooo:rsid="001912a1" officeooo:paragraph-rsid="001912a1" style:font-style-asian="normal" style:font-weight-asian="normal" style:font-style-complex="normal" style:font-weight-complex="normal"/>
    </style:style>
    <style:style style:name="P33" style:family="paragraph" style:parent-style-name="Standard" style:list-style-name="L4">
      <style:paragraph-properties fo:text-align="start" style:justify-single-word="false"/>
      <style:text-properties fo:font-size="12pt" fo:font-style="normal" fo:font-weight="normal" officeooo:rsid="001a6c71" officeooo:paragraph-rsid="001a6c71" style:font-style-asian="normal" style:font-weight-asian="normal" style:font-style-complex="normal" style:font-weight-complex="normal"/>
    </style:style>
    <style:style style:name="P34" style:family="paragraph" style:parent-style-name="Standard" style:list-style-name="L4">
      <style:paragraph-properties fo:text-align="start" style:justify-single-word="false"/>
      <style:text-properties fo:font-size="12pt" fo:font-style="normal" fo:font-weight="normal" officeooo:rsid="001b3952" officeooo:paragraph-rsid="001b3952" style:font-style-asian="normal" style:font-weight-asian="normal" style:font-style-complex="normal" style:font-weight-complex="normal"/>
    </style:style>
    <style:style style:name="P35" style:family="paragraph" style:parent-style-name="Standard" style:list-style-name="L5">
      <style:paragraph-properties fo:text-align="start" style:justify-single-word="false"/>
      <style:text-properties fo:font-size="12pt" fo:font-style="normal" fo:font-weight="normal" officeooo:rsid="001d3e8c" officeooo:paragraph-rsid="001d3e8c" style:font-style-asian="normal" style:font-weight-asian="normal" style:font-style-complex="normal" style:font-weight-complex="normal"/>
    </style:style>
    <style:style style:name="P36" style:family="paragraph" style:parent-style-name="Standard" style:list-style-name="L6">
      <style:paragraph-properties fo:text-align="start" style:justify-single-word="false"/>
      <style:text-properties fo:font-size="12pt" fo:font-style="normal" fo:font-weight="normal" officeooo:rsid="001f8ce0" officeooo:paragraph-rsid="001f8ce0" style:font-style-asian="normal" style:font-weight-asian="normal" style:font-style-complex="normal" style:font-weight-complex="normal"/>
    </style:style>
    <style:style style:name="P37" style:family="paragraph" style:parent-style-name="Standard" style:list-style-name="L6">
      <style:paragraph-properties fo:text-align="start" style:justify-single-word="false"/>
      <style:text-properties fo:font-size="12pt" fo:font-style="normal" fo:font-weight="normal" officeooo:rsid="002148c5" officeooo:paragraph-rsid="002148c5" style:font-style-asian="normal" style:font-weight-asian="normal" style:font-style-complex="normal" style:font-weight-complex="normal"/>
    </style:style>
    <style:style style:name="P38" style:family="paragraph" style:parent-style-name="Standard" style:list-style-name="L6">
      <style:paragraph-properties fo:text-align="start" style:justify-single-word="false"/>
      <style:text-properties fo:font-size="12pt" fo:font-style="normal" fo:font-weight="normal" officeooo:rsid="0024603f" officeooo:paragraph-rsid="0024603f" style:font-style-asian="normal" style:font-weight-asian="normal" style:font-style-complex="normal" style:font-weight-complex="normal"/>
    </style:style>
    <style:style style:name="P39" style:family="paragraph" style:parent-style-name="Standard" style:list-style-name="L6">
      <style:paragraph-properties fo:text-align="start" style:justify-single-word="false"/>
      <style:text-properties fo:font-size="12pt" fo:font-style="normal" fo:font-weight="normal" officeooo:rsid="0025b6f5" officeooo:paragraph-rsid="0025b6f5" style:font-style-asian="normal" style:font-weight-asian="normal" style:font-style-complex="normal" style:font-weight-complex="normal"/>
    </style:style>
    <style:style style:name="P40" style:family="paragraph" style:parent-style-name="Standard" style:list-style-name="L7">
      <style:paragraph-properties fo:text-align="start" style:justify-single-word="false"/>
      <style:text-properties fo:font-size="12pt" fo:font-style="normal" fo:font-weight="normal" officeooo:rsid="00271125" officeooo:paragraph-rsid="00271125" style:font-style-asian="normal" style:font-weight-asian="normal" style:font-style-complex="normal" style:font-weight-complex="normal"/>
    </style:style>
    <style:style style:name="P41" style:family="paragraph" style:parent-style-name="Standard" style:list-style-name="L8">
      <style:paragraph-properties fo:text-align="start" style:justify-single-word="false"/>
      <style:text-properties fo:font-size="12pt" fo:font-style="normal" fo:font-weight="normal" officeooo:rsid="0029530e" officeooo:paragraph-rsid="0029530e" style:font-style-asian="normal" style:font-weight-asian="normal" style:font-style-complex="normal" style:font-weight-complex="normal"/>
    </style:style>
    <style:style style:name="P42" style:family="paragraph" style:parent-style-name="Standard" style:list-style-name="L9">
      <style:paragraph-properties fo:text-align="start" style:justify-single-word="false"/>
      <style:text-properties fo:font-size="12pt" fo:font-style="normal" fo:font-weight="normal" officeooo:rsid="002c1176" officeooo:paragraph-rsid="002c1176" style:font-style-asian="normal" style:font-weight-asian="normal" style:font-style-complex="normal" style:font-weight-complex="normal"/>
    </style:style>
    <style:style style:name="P43" style:family="paragraph" style:parent-style-name="Standard" style:list-style-name="L10">
      <style:paragraph-properties fo:text-align="start" style:justify-single-word="false"/>
      <style:text-properties fo:font-size="12pt" fo:font-style="normal" fo:font-weight="normal" officeooo:rsid="0032b233" officeooo:paragraph-rsid="0032b233" style:font-style-asian="normal" style:font-weight-asian="normal" style:font-style-complex="normal" style:font-weight-complex="normal"/>
    </style:style>
    <style:style style:name="P44" style:family="paragraph" style:parent-style-name="Standard" style:list-style-name="L11">
      <style:paragraph-properties fo:text-align="start" style:justify-single-word="false"/>
      <style:text-properties fo:font-size="12pt" fo:font-style="normal" fo:font-weight="normal" officeooo:rsid="0034f12b" officeooo:paragraph-rsid="0034f12b" style:font-style-asian="normal" style:font-weight-asian="normal" style:font-style-complex="normal" style:font-weight-complex="normal"/>
    </style:style>
    <style:style style:name="P45" style:family="paragraph" style:parent-style-name="Standard" style:list-style-name="L12">
      <style:paragraph-properties fo:text-align="start" style:justify-single-word="false"/>
      <style:text-properties fo:font-size="12pt" fo:font-style="normal" fo:font-weight="normal" officeooo:rsid="003622f0" officeooo:paragraph-rsid="003622f0" style:font-style-asian="normal" style:font-weight-asian="normal" style:font-style-complex="normal" style:font-weight-complex="normal"/>
    </style:style>
    <style:style style:name="P46" style:family="paragraph" style:parent-style-name="Standard" style:list-style-name="L13">
      <style:paragraph-properties fo:text-align="start" style:justify-single-word="false"/>
      <style:text-properties fo:font-size="12pt" fo:font-style="normal" fo:font-weight="normal" officeooo:rsid="0036a5bb" officeooo:paragraph-rsid="0036a5bb" style:font-style-asian="normal" style:font-weight-asian="normal" style:font-style-complex="normal" style:font-weight-complex="normal"/>
    </style:style>
    <style:style style:name="P47" style:family="paragraph" style:parent-style-name="Standard" style:list-style-name="L14">
      <style:paragraph-properties fo:text-align="start" style:justify-single-word="false"/>
      <style:text-properties fo:font-size="12pt" fo:font-style="normal" fo:font-weight="normal" officeooo:rsid="0039bab7" officeooo:paragraph-rsid="0039bab7" style:font-style-asian="normal" style:font-weight-asian="normal" style:font-style-complex="normal" style:font-weight-complex="normal"/>
    </style:style>
    <style:style style:name="P48" style:family="paragraph" style:parent-style-name="Standard" style:list-style-name="L15">
      <style:paragraph-properties fo:text-align="start" style:justify-single-word="false"/>
      <style:text-properties fo:font-size="12pt" fo:font-style="normal" fo:font-weight="normal" officeooo:rsid="003d2f40" officeooo:paragraph-rsid="003d2f40" style:font-style-asian="normal" style:font-weight-asian="normal" style:font-style-complex="normal" style:font-weight-complex="normal"/>
    </style:style>
    <style:style style:name="P49" style:family="paragraph" style:parent-style-name="Standard" style:list-style-name="L15">
      <style:paragraph-properties fo:text-align="start" style:justify-single-word="false"/>
      <style:text-properties fo:font-size="12pt" fo:font-style="normal" fo:font-weight="normal" officeooo:rsid="003e7e15" officeooo:paragraph-rsid="003e7e15" style:font-style-asian="normal" style:font-weight-asian="normal" style:font-style-complex="normal" style:font-weight-complex="normal"/>
    </style:style>
    <style:style style:name="P50" style:family="paragraph" style:parent-style-name="Standard" style:list-style-name="L3">
      <style:paragraph-properties fo:text-align="start" style:justify-single-word="false"/>
      <style:text-properties fo:font-size="12pt" fo:font-style="normal" officeooo:rsid="001912a1" officeooo:paragraph-rsid="001912a1" style:font-style-asian="normal" style:font-style-complex="normal"/>
    </style:style>
    <style:style style:name="P51" style:family="paragraph" style:parent-style-name="Standard" style:list-style-name="L4">
      <style:paragraph-properties fo:text-align="start" style:justify-single-word="false"/>
      <style:text-properties fo:font-size="12pt" fo:font-style="normal" officeooo:rsid="001b3952" officeooo:paragraph-rsid="001b3952" style:font-style-asian="normal" style:font-style-complex="normal"/>
    </style:style>
    <style:style style:name="P52" style:family="paragraph" style:parent-style-name="Standard" style:list-style-name="L6">
      <style:paragraph-properties fo:text-align="start" style:justify-single-word="false"/>
      <style:text-properties fo:font-size="12pt" fo:font-style="normal" fo:font-weight="bold" officeooo:rsid="0024603f" officeooo:paragraph-rsid="0024603f" style:font-style-asian="normal" style:font-weight-asian="bold" style:font-style-complex="normal" style:font-weight-complex="bold"/>
    </style:style>
    <style:style style:name="P53" style:family="paragraph" style:parent-style-name="Standard" style:list-style-name="L6">
      <style:paragraph-properties fo:text-align="start" style:justify-single-word="false"/>
      <style:text-properties fo:font-size="12pt" fo:font-style="normal" fo:font-weight="bold" officeooo:rsid="0025b6f5" officeooo:paragraph-rsid="0025b6f5" style:font-style-asian="normal" style:font-weight-asian="bold" style:font-style-complex="normal" style:font-weight-complex="bold"/>
    </style:style>
    <style:style style:name="P54" style:family="paragraph" style:parent-style-name="Standard" style:list-style-name="L4">
      <style:paragraph-properties fo:text-align="start" style:justify-single-word="false"/>
      <style:text-properties fo:font-size="12pt" fo:font-style="italic" fo:font-weight="bold" officeooo:rsid="001a6c71" officeooo:paragraph-rsid="001a6c71" style:font-style-asian="italic" style:font-weight-asian="bold" style:font-style-complex="italic" style:font-weight-complex="bold"/>
    </style:style>
    <style:style style:name="P55" style:family="paragraph" style:parent-style-name="Standard" style:list-style-name="L6">
      <style:paragraph-properties fo:text-align="start" style:justify-single-word="false"/>
      <style:text-properties fo:font-size="12pt" fo:font-style="italic" fo:font-weight="bold" officeooo:rsid="0024603f" officeooo:paragraph-rsid="0024603f" style:font-style-asian="italic" style:font-weight-asian="bold" style:font-style-complex="italic" style:font-weight-complex="bold"/>
    </style:style>
    <style:style style:name="P56" style:family="paragraph" style:parent-style-name="Standard" style:list-style-name="L5">
      <style:paragraph-properties fo:text-align="start" style:justify-single-word="false"/>
      <style:text-properties fo:font-size="12pt" fo:font-style="italic" fo:font-weight="normal" officeooo:rsid="001d3e8c" officeooo:paragraph-rsid="001d3e8c" style:font-style-asian="italic" style:font-weight-asian="normal" style:font-style-complex="italic" style:font-weight-complex="normal"/>
    </style:style>
    <style:style style:name="P57" style:family="paragraph" style:parent-style-name="Standard" style:list-style-name="L6">
      <style:paragraph-properties fo:text-align="start" style:justify-single-word="false"/>
      <style:text-properties fo:font-size="12pt" fo:font-style="italic" fo:font-weight="normal" officeooo:rsid="001f8ce0" officeooo:paragraph-rsid="001f8ce0" style:font-style-asian="italic" style:font-weight-asian="normal" style:font-style-complex="italic" style:font-weight-complex="normal"/>
    </style:style>
    <style:style style:name="P58" style:family="paragraph" style:parent-style-name="Standard" style:list-style-name="L6">
      <style:paragraph-properties fo:text-align="start" style:justify-single-word="false"/>
      <style:text-properties fo:font-size="12pt" fo:font-style="italic" fo:font-weight="normal" officeooo:rsid="0022a877" officeooo:paragraph-rsid="0022a877" style:font-style-asian="italic" style:font-weight-asian="normal" style:font-style-complex="italic" style:font-weight-complex="normal"/>
    </style:style>
    <style:style style:name="P59" style:family="paragraph" style:parent-style-name="Standard" style:list-style-name="L6">
      <style:paragraph-properties fo:text-align="start" style:justify-single-word="false"/>
      <style:text-properties fo:font-size="12pt" fo:font-style="italic" fo:font-weight="normal" officeooo:rsid="0025b6f5" officeooo:paragraph-rsid="0025b6f5" style:font-style-asian="italic" style:font-weight-asian="normal" style:font-style-complex="italic" style:font-weight-complex="normal"/>
    </style:style>
    <style:style style:name="P60" style:family="paragraph" style:parent-style-name="Standard" style:list-style-name="L10">
      <style:paragraph-properties fo:text-align="start" style:justify-single-word="false"/>
      <style:text-properties fo:font-size="12pt" fo:font-style="italic" fo:font-weight="normal" officeooo:rsid="0032b233" officeooo:paragraph-rsid="0032b233" style:font-style-asian="italic" style:font-weight-asian="normal" style:font-style-complex="italic" style:font-weight-complex="normal"/>
    </style:style>
    <style:style style:name="P61" style:family="paragraph" style:parent-style-name="Standard" style:list-style-name="L12">
      <style:paragraph-properties fo:text-align="start" style:justify-single-word="false"/>
      <style:text-properties fo:font-size="12pt" fo:font-style="italic" fo:font-weight="normal" officeooo:rsid="003622f0" officeooo:paragraph-rsid="003622f0" style:font-style-asian="italic" style:font-weight-asian="normal" style:font-style-complex="italic" style:font-weight-complex="normal"/>
    </style:style>
    <style:style style:name="P62" style:family="paragraph" style:parent-style-name="Standard" style:list-style-name="L13">
      <style:paragraph-properties fo:text-align="start" style:justify-single-word="false"/>
      <style:text-properties fo:font-size="12pt" fo:font-style="italic" fo:font-weight="normal" officeooo:rsid="0036a5bb" officeooo:paragraph-rsid="0036a5bb" style:font-style-asian="italic" style:font-weight-asian="normal" style:font-style-complex="italic" style:font-weight-complex="normal"/>
    </style:style>
    <style:style style:name="P63" style:family="paragraph" style:parent-style-name="Standard" style:list-style-name="L6">
      <style:paragraph-properties fo:text-align="start" style:justify-single-word="false"/>
      <style:text-properties fo:font-size="12pt" fo:font-style="italic" officeooo:rsid="0024603f" officeooo:paragraph-rsid="0024603f" style:font-style-asian="italic" style:font-style-complex="italic"/>
    </style:style>
    <style:style style:name="P64" style:family="paragraph" style:parent-style-name="Standard" style:list-style-name="L3">
      <style:paragraph-properties fo:text-align="start" style:justify-single-word="false"/>
      <style:text-properties fo:font-size="10pt" fo:font-style="italic" officeooo:rsid="0017fe47" officeooo:paragraph-rsid="0017fe47" style:font-style-asian="italic" style:font-style-complex="italic"/>
    </style:style>
    <style:style style:name="P65" style:family="paragraph" style:parent-style-name="Standard" style:list-style-name="L4">
      <style:paragraph-properties fo:text-align="start" style:justify-single-word="false"/>
      <style:text-properties fo:font-size="10pt" fo:font-style="italic" fo:font-weight="normal" officeooo:rsid="001b3952" officeooo:paragraph-rsid="001b3952" style:font-style-asian="italic" style:font-weight-asian="normal" style:font-style-complex="italic" style:font-weight-complex="normal"/>
    </style:style>
    <style:style style:name="P66" style:family="paragraph" style:parent-style-name="Standard" style:list-style-name="L8">
      <style:paragraph-properties fo:text-align="start" style:justify-single-word="false"/>
      <style:text-properties fo:font-size="10pt" fo:font-style="italic" fo:font-weight="normal" officeooo:rsid="0029530e" officeooo:paragraph-rsid="0029530e" style:font-style-asian="italic" style:font-weight-asian="normal" style:font-style-complex="italic" style:font-weight-complex="normal"/>
    </style:style>
    <style:style style:name="P67" style:family="paragraph" style:parent-style-name="Standard" style:list-style-name="L9">
      <style:paragraph-properties fo:text-align="start" style:justify-single-word="false"/>
      <style:text-properties fo:font-size="10pt" fo:font-style="italic" fo:font-weight="normal" officeooo:rsid="002c1176" officeooo:paragraph-rsid="002c1176" style:font-style-asian="italic" style:font-weight-asian="normal" style:font-style-complex="italic" style:font-weight-complex="normal"/>
    </style:style>
    <style:style style:name="P68" style:family="paragraph" style:parent-style-name="Standard" style:list-style-name="L7">
      <style:paragraph-properties fo:text-align="start" style:justify-single-word="false"/>
      <style:text-properties fo:font-size="10pt" fo:font-style="normal" fo:font-weight="normal" officeooo:rsid="00271125" officeooo:paragraph-rsid="00271125" style:font-style-asian="normal" style:font-weight-asian="normal" style:font-style-complex="normal" style:font-weight-complex="normal"/>
    </style:style>
    <style:style style:name="P69" style:family="paragraph" style:parent-style-name="Standard" style:list-style-name="L6">
      <style:paragraph-properties fo:text-align="start" style:justify-single-word="false"/>
      <style:text-properties officeooo:rsid="002148c5" officeooo:paragraph-rsid="002148c5"/>
    </style:style>
    <style:style style:name="P70" style:family="paragraph" style:parent-style-name="Standard" style:list-style-name="L6">
      <style:paragraph-properties fo:text-align="start" style:justify-single-word="false"/>
      <style:text-properties officeooo:rsid="0022a877" officeooo:paragraph-rsid="0022a877"/>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1691dc"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0pt"/>
    </style:style>
    <style:style style:name="T8" style:family="text">
      <style:text-properties fo:font-size="10pt" fo:font-style="italic" style:font-style-asian="italic" style:font-style-complex="italic"/>
    </style:style>
    <style:style style:name="T9" style:family="text">
      <style:text-properties fo:font-size="12pt" fo:font-style="normal" fo:font-weight="normal" style:font-style-asian="normal" style:font-weight-asian="normal" style:font-style-complex="normal" style:font-weight-complex="normal"/>
    </style:style>
    <style:style style:name="T10" style:family="text">
      <style:text-properties fo:font-size="12pt" fo:font-style="normal" fo:font-weight="normal" officeooo:rsid="002148c5" style:font-style-asian="normal" style:font-weight-asian="normal" style:font-style-complex="normal" style:font-weight-complex="normal"/>
    </style:style>
    <style:style style:name="T11" style:family="text">
      <style:text-properties fo:font-size="12pt" fo:font-style="normal" fo:font-weight="bold" style:font-style-asian="normal" style:font-weight-asian="bold" style:font-style-complex="normal" style:font-weight-complex="bold"/>
    </style:style>
    <style:style style:name="T12" style:family="text">
      <style:text-properties fo:font-size="12pt" fo:font-style="italic" fo:font-weight="normal" style:font-style-asian="italic" style:font-weight-asian="normal" style:font-style-complex="italic" style:font-weight-complex="normal"/>
    </style:style>
    <style:style style:name="T13" style:family="text">
      <style:text-properties fo:font-size="12pt" fo:font-style="italic" fo:font-weight="bold" style:font-style-asian="italic" style:font-weight-asian="bold" style:font-style-complex="italic"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71125" style:font-weight-asian="normal" style:font-weight-complex="normal"/>
    </style:style>
    <style:style style:name="T1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ils - Routing</text:p>
      <text:p text:style-name="P13"/>
      <text:p text:style-name="P1">Router</text:p>
      <text:list xml:id="list590888097" text:style-name="L1">
        <text:list-item>
          <text:p text:style-name="P26">The router acts as a matching service for HTTP requests. It looks at the HTTP verb (GET, POST, PUT, DELETE) and the URL that is being requested and matches it with the appropriate controller action to run.</text:p>
          <text:p text:style-name="P26"/>
        </text:list-item>
        <text:list-item>
          <text:p text:style-name="P26">When a requests enters the application, Rails grabs all the parameters that is packaged with the URL and makes them available via a special hash: <text:span text:style-name="T1">params</text:span></text:p>
          <text:list>
            <text:list-item>
              <text:p text:style-name="P29">Access to these params are handy for things like form submissions so you can use that form data to create or modify objects.</text:p>
            </text:list-item>
          </text:list>
        </text:list-item>
      </text:list>
      <text:p text:style-name="P16"/>
      <text:p text:style-name="P8">Rails Routes</text:p>
      <text:list xml:id="list315485798" text:style-name="L2">
        <text:list-item>
          <text:p text:style-name="P27"><text:span text:style-name="T4">The routes file in your Rails app are located in </text:span><text:span text:style-name="T8">config/routes.rb</text:span><text:span text:style-name="T5">.</text:span></text:p>
          <text:list>
            <text:list-item>
              <text:p text:style-name="P30">In this file, there are comments that will explain how it functions.</text:p>
              <text:p text:style-name="P30"/>
            </text:list-item>
          </text:list>
        </text:list-item>
        <text:list-item>
          <text:p text:style-name="P28"><text:span text:style-name="T4">Using the command </text:span><text:span text:style-name="T8">$ rails routes </text:span><text:span text:style-name="T4">in the command line will output all the routes that are available in your application.</text:span></text:p>
        </text:list-item>
      </text:list>
      <text:p text:style-name="P17"/>
      <text:p text:style-name="P9">Root</text:p>
      <text:list xml:id="list1193903912" text:style-name="L3">
        <text:list-item>
          <text:p text:style-name="P31">The most important and simplest route in your file is the root URL. The root URL is considered the homepage of a website.</text:p>
          <text:list>
            <text:list-item>
              <text:p text:style-name="P31">ex. http://www.youtube.com</text:p>
            </text:list-item>
            <text:list-item>
              <text:p text:style-name="P31">ex. http://www.google.com</text:p>
              <text:p text:style-name="P31"/>
            </text:list-item>
          </text:list>
        </text:list-item>
        <text:list-item>
          <text:p text:style-name="P31">To configure a route to root:</text:p>
          <text:list>
            <text:list-item>
              <text:p text:style-name="P64"><text:span text:style-name="T14">root to: "kittens#index" </text:span><text:span text:style-name="T15"><text:tab/></text:span><text:span text:style-name="T14">#</text:span><text:span text:style-name="T15"> </text:span><text:span text:style-name="T14">kittens controller, index action (method)</text:span></text:p>
              <text:list>
                <text:list-item>
                  <text:p text:style-name="P32">'action' means the method inside the controller that is called.</text:p>
                </text:list-item>
                <text:list-item>
                  <text:p text:style-name="P50"><text:span text:style-name="T14">'index action' is the </text:span><text:span text:style-name="T2">#index</text:span><text:span text:style-name="T14"> method that's defined in the KittensController</text:span></text:p>
                </text:list-item>
              </text:list>
            </text:list-item>
          </text:list>
        </text:list-item>
      </text:list>
      <text:p text:style-name="P18"/>
      <text:p text:style-name="P2">RESTful Routes</text:p>
      <text:list xml:id="list4223373084" text:style-name="L4">
        <text:list-item>
          <text:p text:style-name="P33">There are seven main types of actions that you can (and should) do to a 'resource', or an object like a blog post or user. These actions are:</text:p>
          <text:list>
            <text:list-item>
              <text:p text:style-name="P54">index, show, new, create, edit, update, destroy</text:p>
              <text:p text:style-name="P54"/>
            </text:list-item>
          </text:list>
        </text:list-item>
        <text:list-item>
          <text:p text:style-name="P34">Each action represents a 'RESTful' route, therefore it needs to be implemented in your Router file so the requests are actually routed to the proper action of your controller.</text:p>
          <text:p text:style-name="P34"/>
        </text:list-item>
        <text:list-item>
          <text:p text:style-name="P34">The long way to write these routes are:</text:p>
          <text:list>
            <text:list-header>
              <text:p text:style-name="P65">get '/posts', to: 'posts#index'</text:p>
              <text:p text:style-name="P65">get '/posts/new', to: 'posts#new'</text:p>
              <text:p text:style-name="P65">get '/posts/:id', to: 'posts#show'</text:p>
              <text:p text:style-name="P65">post '/posts', to: 'posts#create'<text:tab/><text:tab/># usually a submitted form</text:p>
              <text:p text:style-name="P65">get '/posts/:id/edit', to: 'posts#edit'</text:p>
              <text:p text:style-name="P65">put '/posts/:id', to: 'posts#update'<text:tab/><text:tab/># usually a submitted form</text:p>
              <text:p text:style-name="P65">delete '/posts/:id', to: 'posts#destroy'</text:p>
              <text:p text:style-name="P65"/>
            </text:list-header>
            <text:list-item>
              <text:p text:style-name="P51"><text:span text:style-name="T14">Each of these routes are Ruby methods matching to particular URLs and HTTP verbs with the correct controller action. (HTTP verb: </text:span><text:span text:style-name="T2">get | </text:span><text:span text:style-name="T14">URL:</text:span><text:span text:style-name="T2"> '/posts' | </text:span><text:span text:style-name="T14">Method: </text:span><text:span text:style-name="T2">to:'posts#index'</text:span><text:span text:style-name="T14"> )</text:span></text:p>
            </text:list-item>
            <text:list-item>
              <text:p text:style-name="P34"><text:soft-page-break/>Several routes submit to the same URL, with different HTTP verbs. These then get separated and routed to different controller actions depending on the HTTP verbs.</text:p>
              <text:p text:style-name="P34"/>
            </text:list-item>
            <text:list-item>
              <text:p text:style-name="P34">The 'id' field is prepended by a colon, which tells Rails to save the information there as 'id' in the params hash.</text:p>
              <text:list>
                <text:list-item>
                  <text:p text:style-name="P34">This differentiation lets you submit a GET request for different posts to the same route, with different ids.</text:p>
                </text:list-item>
              </text:list>
            </text:list-item>
          </text:list>
        </text:list-item>
      </text:list>
      <text:p text:style-name="P19"/>
      <text:p text:style-name="P3">Rails Way To Write RESTful Routes</text:p>
      <text:list xml:id="list3004522513" text:style-name="L5">
        <text:list-item>
          <text:p text:style-name="P35">Rails has a Ruby method which creates all seven RESTful routes through the use of one line.</text:p>
          <text:list>
            <text:list-item>
              <text:p text:style-name="P56">resources &lt;URL location&gt;</text:p>
            </text:list-item>
            <text:list-item>
              <text:p text:style-name="P35">ex: <text:span text:style-name="T1">resources :posts</text:span></text:p>
            </text:list-item>
          </text:list>
        </text:list-item>
      </text:list>
      <text:p text:style-name="P14"/>
      <text:p text:style-name="P4">Rails Routes and Route Helpers</text:p>
      <text:list xml:id="list1986645174" text:style-name="L6">
        <text:list-item>
          <text:p text:style-name="P36">When typing <text:span text:style-name="T8">rails routes</text:span> in the command line to display all routes, a route will look like:</text:p>
          <text:list>
            <text:list-item>
              <text:p text:style-name="P57">edit_post GET /posts/:id/edit(.:format)<text:tab/>posts#edit</text:p>
              <text:list>
                <text:list-item>
                  <text:p text:style-name="P37">Prefix (name of route): edit_post</text:p>
                </text:list-item>
                <text:list-item>
                  <text:p text:style-name="P37">HTTP verb: GET</text:p>
                </text:list-item>
                <text:list-item>
                  <text:p text:style-name="P37">URI Pattern: /posts/:id/edit(.:format)</text:p>
                  <text:list>
                    <text:list-item>
                      <text:p text:style-name="P69"><text:span text:style-name="T10">T</text:span><text:span text:style-name="T9">he (.:format) means its okay, but </text:span><text:span text:style-name="T11">not required</text:span><text:span text:style-name="T9"> to specify a file extension like </text:span><text:span text:style-name="T12">.doc</text:span><text:span text:style-name="T9"> at the end of the route. It will then be saved inside the </text:span><text:span text:style-name="T12">params</text:span><text:span text:style-name="T9"> hash.</text:span></text:p>
                    </text:list-item>
                  </text:list>
                </text:list-item>
                <text:list-item>
                  <text:p text:style-name="P37">Controller Action: posts#edit</text:p>
                  <text:p text:style-name="P37"/>
                </text:list-item>
              </text:list>
            </text:list-item>
          </text:list>
        </text:list-item>
        <text:list-item>
          <text:p text:style-name="P70"><text:span text:style-name="T9">Rails give you a helper method that lets you create links called </text:span><text:span text:style-name="T11">#</text:span><text:span text:style-name="T13">links_to</text:span><text:span text:style-name="T9">, which can be used to retrieve URLs without hardcoding the URLs. It is used like:</text:span></text:p>
          <text:list>
            <text:list-item>
              <text:p text:style-name="P58">link_to 'Edit this post', edit_post_path(3)<text:tab/># don't hardcode 3</text:p>
              <text:list>
                <text:list-item>
                  <text:p text:style-name="P63"><text:span text:style-name="T6">The second argument ( </text:span><text:span text:style-name="T14">edit_post_path(3) )</text:span><text:span text:style-name="T6"> is supposed to be a path or URL, which can be generated with the path helper method.</text:span></text:p>
                </text:list-item>
                <text:list-item>
                  <text:p text:style-name="P63"><text:span text:style-name="T14">edit_post_path(3)</text:span><text:span text:style-name="T6"> will generate the path </text:span><text:span text:style-name="T14">/posts/3/edit</text:span><text:span text:style-name="T6">.</text:span></text:p>
                  <text:p text:style-name="P38"/>
                </text:list-item>
              </text:list>
            </text:list-item>
          </text:list>
        </text:list-item>
        <text:list-item>
          <text:p text:style-name="P63"><text:span text:style-name="T6">Rails automatically generates helper methods which corresponds to the names of all your routes. These methods end with </text:span><text:span text:style-name="T16">_path</text:span><text:span text:style-name="T6"> and </text:span><text:span text:style-name="T16">_url</text:span><text:span text:style-name="T6">.</text:span></text:p>
          <text:list>
            <text:list-item>
              <text:p text:style-name="P55">_path<text:span text:style-name="T6"> refers to </text:span><text:span text:style-name="T14">edit_post_path(3)</text:span></text:p>
            </text:list-item>
            <text:list-item>
              <text:p text:style-name="P52">_url<text:span text:style-name="T2"> </text:span><text:span text:style-name="T14">refers to the full URL</text:span></text:p>
              <text:p text:style-name="P38"/>
            </text:list-item>
          </text:list>
        </text:list-item>
        <text:list-item>
          <text:p text:style-name="P39">Any routes which require you to specify parameters will need you to supply those to the helper methods as well.</text:p>
          <text:list>
            <text:list-item>
              <text:p text:style-name="P59">post_path(3, :referral_link =&gt; '/some/path/or/something')</text:p>
              <text:list>
                <text:list-item>
                  <text:p text:style-name="P39">You can put in a query string by adding an additional pararmeter.</text:p>
                </text:list-item>
                <text:list-item>
                  <text:p text:style-name="P53"><text:span text:style-name="T14">The </text:span>:referral_link<text:span text:style-name="T1"> </text:span><text:span text:style-name="T14">parameter would be available in your </text:span><text:span text:style-name="T1">params</text:span><text:span text:style-name="T14"> hash in your controller in addition to the normal set of parameters.</text:span></text:p>
                </text:list-item>
              </text:list>
            </text:list-item>
          </text:list>
        </text:list-item>
      </text:list>
      <text:p text:style-name="P20"/>
      <text:p text:style-name="P5">Routes Go To Controller Actions</text:p>
      <text:list xml:id="list2053717832" text:style-name="L7">
        <text:list-item>
          <text:p text:style-name="P40">Routes correspond directly to controller actions.</text:p>
        </text:list-item>
        <text:list-item>
          <text:p text:style-name="P40">When using <text:span text:style-name="T8">resources :posts </text:span><text:span text:style-name="T7">, it will have methods such as:</text:span></text:p>
          <text:list>
            <text:list-item>
              <text:p text:style-name="P68"><text:s/>#index, #show, #new, #edit, #update, #destroy</text:p>
            </text:list-item>
          </text:list>
        </text:list-item>
        <text:list-item>
          <text:p text:style-name="P40">These methods will have simple code which will do one of these actions.</text:p>
          <text:list>
            <text:list-item>
              <text:p text:style-name="P40"><text:soft-page-break/>index: <text:span text:style-name="T1">simple code to grab all posts so they can be displayed in the Index view (index.html.erb)</text:span></text:p>
            </text:list-item>
            <text:list-item>
              <text:p text:style-name="P40">show: <text:span text:style-name="T1">simple code to grab the proper Post so it can be displayed in the Show view (show.html.erb)</text:span></text:p>
            </text:list-item>
            <text:list-item>
              <text:p text:style-name="P40">new: <text:span text:style-name="T1">simple code to create an empty post and send the user to the New view for it (new.html.erb), which will have a form for creating the post.</text:span></text:p>
            </text:list-item>
            <text:list-item>
              <text:p text:style-name="P40">create: <text:span text:style-name="T1">code to create a new post based on the parameters that were submitted with the form (and now available in the params hash)</text:span></text:p>
            </text:list-item>
            <text:list-item>
              <text:p text:style-name="P40">edit: <text:span text:style-name="T1">simple code to find the post we want and send the user to the Edit view for it (edit.html.erb), which has a form for editing the post.</text:span></text:p>
            </text:list-item>
            <text:list-item>
              <text:p text:style-name="P40">update: <text:span text:style-name="T1">code to figure out which post we're trying to update, and then update the attributes of that post. Once down, redirect somewhere else like the Show page for the post.</text:span></text:p>
            </text:list-item>
            <text:list-item>
              <text:p text:style-name="P40">destroy: <text:span text:style-name="T1">code to find the post we're referring to and destroy it. Once done, redirect somewhere.</text:span></text:p>
            </text:list-item>
          </text:list>
        </text:list-item>
      </text:list>
      <text:p text:style-name="P24"/>
      <text:p text:style-name="P6">Excluding Routes</text:p>
      <text:list xml:id="list2213442249" text:style-name="L8">
        <text:list-item>
          <text:p text:style-name="P41">To specify the routes that you want rather than having all seven, use <text:span text:style-name="T3">only</text:span> or <text:span text:style-name="T3">except</text:span>.</text:p>
          <text:list>
            <text:list-item>
              <text:p text:style-name="P66">resources :posts, <text:span text:style-name="T16">only: </text:span>[:index, :show]</text:p>
            </text:list-item>
            <text:list-item>
              <text:p text:style-name="P66">resources :posts, <text:span text:style-name="T16">except: </text:span>[:index]</text:p>
            </text:list-item>
          </text:list>
        </text:list-item>
        <text:list-item>
          <text:p text:style-name="P41">Specify the ones you want: <text:span text:style-name="T16">only</text:span></text:p>
        </text:list-item>
        <text:list-item>
          <text:p text:style-name="P41">Specify the ones you do not want: <text:span text:style-name="T16">except</text:span></text:p>
        </text:list-item>
      </text:list>
      <text:p text:style-name="P15"/>
      <text:p text:style-name="P7">Non-RESTful Routes</text:p>
      <text:list xml:id="list2770453222" text:style-name="L9">
        <text:list-item>
          <text:p text:style-name="P42">To create your own routes and mapping to controllers, follow the structure:</text:p>
          <text:list>
            <text:list-item>
              <text:p text:style-name="P67">get '/somepath', to: 'somecontroller#someaction'</text:p>
            </text:list-item>
          </text:list>
        </text:list-item>
      </text:list>
      <text:p text:style-name="P25"/>
      <text:p text:style-name="P10">Listing Routes</text:p>
      <text:list xml:id="list1174577742" text:style-name="L10">
        <text:list-item>
          <text:p text:style-name="P43">To list all available routes in your application use:</text:p>
          <text:list>
            <text:list-item>
              <text:p text:style-name="P60">rails routes</text:p>
            </text:list-item>
          </text:list>
        </text:list-item>
        <text:list-item>
          <text:p text:style-name="P43">Add the <text:span text:style-name="T1">--expanded </text:span>option to turn on the expanded table.</text:p>
        </text:list-item>
      </text:list>
      <text:p text:style-name="P21"/>
      <text:p text:style-name="P11">Non-Resourceful Routes</text:p>
      <text:p text:style-name="P22"><text:tab/><text:span text:style-name="T16">Bound Parameters</text:span></text:p>
      <text:list xml:id="list1287083410" text:style-name="L11">
        <text:list-item>
          <text:p text:style-name="P44">You can supply a series of symbols that Rails maps to parts of an incoming HTTP request. These symbols can be ids, queries, etc.</text:p>
          <text:p text:style-name="P44"/>
        </text:list-item>
      </text:list>
      <text:p text:style-name="P23"><text:tab/>Dynamic Segments</text:p>
      <text:list xml:id="list1495328688" text:style-name="L12">
        <text:list-item>
          <text:p text:style-name="P45">You can set up as many dynamic segments within a regular route as you like. </text:p>
          <text:list>
            <text:list-item>
              <text:p text:style-name="P45">ex. <text:span text:style-name="T1">get 'photos/:id/:user_id/:q', to: 'photos#show'</text:span></text:p>
              <text:p text:style-name="P61"/>
            </text:list-item>
          </text:list>
        </text:list-item>
      </text:list>
      <text:p text:style-name="P23"><text:tab/>Static Segments</text:p>
      <text:list xml:id="list2637684942" text:style-name="L13">
        <text:list-item>
          <text:p text:style-name="P46">You can specify static segments when creating routes by not prepending a colon to a segment.</text:p>
          <text:list>
            <text:list-item>
              <text:p text:style-name="P46">ex <text:span text:style-name="T1">get 'photos/:id/with_user/:user_id', to: 'photos#show'</text:span></text:p>
              <text:p text:style-name="P62"/>
            </text:list-item>
          </text:list>
        </text:list-item>
      </text:list>
      <text:p text:style-name="P23"><text:tab/>The Query String</text:p>
      <text:list xml:id="list3664700273" text:style-name="L14">
        <text:list-item>
          <text:p text:style-name="P47">The <text:span text:style-name="T1">params</text:span> will include any parameters from the query string.</text:p>
        </text:list-item>
        <text:list-item>
          <text:p text:style-name="P47">An incoming path of <text:span text:style-name="T1">/photos/1?user_id=2</text:span> will be dispatched to the <text:span text:style-name="T1">show</text:span> action of the Photos controller.</text:p>
          <text:list>
            <text:list-item>
              <text:p text:style-name="P47"><text:soft-page-break/>The <text:span text:style-name="T1">params</text:span> will be { controller: 'photos', action: 'show', id: '1', user_id: '2' }</text:p>
              <text:p text:style-name="P47"/>
            </text:list-item>
          </text:list>
        </text:list-item>
      </text:list>
      <text:p text:style-name="P23"><text:tab/>Defining Defaults</text:p>
      <text:list xml:id="list1578662142" text:style-name="L15">
        <text:list-item>
          <text:p text:style-name="P48">You can define defaults in a route by supplying a hash for the <text:span text:style-name="T1">:defaults</text:span> option.</text:p>
          <text:list>
            <text:list-item>
              <text:p text:style-name="P48">ex. <text:span text:style-name="T1">get 'photos/:id', to: 'photos#show', defaults: { format: 'jpg' }</text:span></text:p>
            </text:list-item>
            <text:list-item>
              <text:p text:style-name="P49">This will set params[:format] to 'jpg'</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4" meta:paragraph-count="112" meta:word-count="1190" meta:character-count="6717" meta:non-whitespace-character-count="5711"/>
  </office:meta>
</office:document-meta>
</file>